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B000002E6C47EABEF.png" manifest:media-type="image/png"/>
  <manifest:file-entry manifest:full-path="Pictures/10000001000004E9000002DAF92125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Picture 1" text:anchor-type="as-char" svg:width="17cm" svg:height="9.872cm" draw:z-index="0"><draw:image xlink:href="Pictures/10000001000004E9000002DAF92125A0.png" xlink:type="simple" xlink:show="embed" xlink:actuate="onLoad" draw:mime-type="image/png"/></draw:frame></text:p>
      <text:p text:style-name="Standard"/>
      <text:p text:style-name="P1"><draw:frame draw:style-name="fr1" draw:name="Picture 2" text:anchor-type="as-char" svg:width="17cm" svg:height="18.47cm" draw:z-index="0"><draw:image xlink:href="Pictures/10000001000002AB000002E6C47EAB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2" meta:object-count="0" meta:page-count="3" meta:paragraph-count="2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